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4pt" fo:font-weight="normal" officeooo:paragraph-rsid="001a79be" fo:background-color="transparent" style:font-name-asian="Calibri1" style:font-size-asian="14pt" style:font-name-complex="Calibri1" style:font-size-complex="14pt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4pt" fo:font-weight="bold" officeooo:rsid="000b8275" officeooo:paragraph-rsid="001a79be" fo:background-color="transparent" style:font-name-asian="Calibri1" style:font-size-asian="14pt" style:font-weight-asian="bold" style:font-name-complex="Calibri1" style:font-size-complex="14pt" style:font-weight-complex="bold"/>
    </style:style>
    <style:style style:name="T1" style:family="text">
      <style:text-properties style:use-window-font-color="true" style:font-name="Liberation Serif" fo:font-size="14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8pt" fo:font-weight="normal" fo:background-color="transparent" loext:char-shading-value="0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2">Function conectadb(){</text:p>
      <text:p text:style-name="P2"><text:tab/>try{</text:p>
      <text:p text:style-name="P2"><text:tab/><text:tab/>$db = new PDD(“sqLite:C:/mclibre_baseDatos.sqlite”);</text:p>
      <text:p text:style-name="P2"><text:tab/><text:tab/>return($db);</text:p>
      <text:p text:style-name="P2"><text:tab/>}catch (PDOExtension $e){</text:p>
      <text:p text:style-name="P2"><text:tab/><text:tab/>cabecera(“error grave”);</text:p>
      <text:p text:style-name="P2"><text:tab/><text:tab/>print”&lt;p&gt;Error: No se puede conectar con la base de datos.&lt;p&gt;&lt;br /&gt;\n”;</text:p>
      <text:p text:style-name="P1"><text:span text:style-name="T1"><text:tab/><text:tab/>//print “&lt;p&gt;error: ” </text:span><text:span text:style-name="T2">.</text:span><text:span text:style-name="T1"> $e -&gt; getMessage() </text:span><text:span text:style-name="T2">.</text:span><text:span text:style-name="T1"> “&lt;/p&gt;&lt;br /&gt;\n”;</text:span></text:p>
      <text:p text:style-name="P2"><text:tab/><text:tab/>pie();</text:p>
      <text:p text:style-name="P2"><text:tab/><text:tab/>exit();</text:p>
      <text:p text:style-name="P2"><text:tab/>}</text:p>
      <text:p text:style-name="P2">}</text:p>
      <text:p text:style-name="P3"/>
      <text:p text:style-name="P2">/*</text:p>
      <text:p text:style-name="P2"><text:tab/>Ejemplo de uso de la función anterior</text:p>
      <text:p text:style-name="P2"><text:tab/>La conexión se debe realizar en cada página que acceda a la base de datos</text:p>
      <text:p text:style-name="P2">*/</text:p>
      <text:p text:style-name="P2">$db = conectarDB();</text:p>
      <text:p text:style-name="P2">?&gt;</text:p>
      <text:p text:style-name="P3"/>
      <text:p text:style-name="P3">----------------------------------------------------------------------------------------------------------------------------------</text:p>
      <text:p text:style-name="P2">&lt;?php </text:p>
      <text:p text:style-name="P2"><text:tab/>//Ejemplo de consulta de creación de base de datos </text:p>
      <text:p text:style-name="P2"><text:tab/>require ('01ConexionMySQL.php'); </text:p>
      <text:p text:style-name="P2"><text:tab/>$db = conectaDB(); </text:p>
      <text:p text:style-name="P2"><text:tab/>$dbDb = "base de datos de prueba"; </text:p>
      <text:p text:style-name="P2"><text:tab/>$consulta = 'CREATE DATABASE $dbDb'; </text:p>
      <text:p text:style-name="P2"><text:tab/>if($db -&gt; query($consulta)){ </text:p>
      <text:p text:style-name="P2"><text:tab/><text:tab/>print "Base de datos creada correctamente"; </text:p>
      <text:p text:style-name="P2"><text:tab/>}else{ </text:p>
      <text:p text:style-name="P2"><text:tab/><text:tab/>print "Error durante la creación"; </text:p>
      <text:p text:style-name="P2"><text:tab/>} </text:p>
      <text:p text:style-name="P2">$db = null;</text:p>
      <text:p text:style-name="P2">?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Conectar bases de datos</text:p>
      <text:p text:style-name="P4">function conectarBD(){</text:p>
      <text:p text:style-name="P4"><text:tab/>try{</text:p>
      <text:p text:style-name="P4"><text:tab/><text:tab/>$db = new PDO("mysql:host=localhost;dbname=BD_PRUEBA", "root",</text:p>
      <text:p text:style-name="P4"><text:tab/><text:tab/>"ramis80");</text:p>
      <text:p text:style-name="P4"><text:tab/><text:tab/>$db -&gt; setAttribute(PDO::MYSQL_ATTR_USE_BUFFERED_QUERY, true);</text:p>
      <text:p text:style-name="P4"><text:tab/>}catch{</text:p>
      <text:p text:style-name="P4"><text:tab/><text:tab/>cabecera("Error grave");</text:p>
      <text:p text:style-name="P4"><text:tab/><text:tab/>print "&lt;p&gt;Error no puede conectarse con la base de datos.&lt;/p&gt;&lt;br /&gt;\n";</text:p>
      <text:p text:style-name="P4"><text:tab/><text:tab/>//print "&lt;p&gt;Error: " . $e -&gt; getMessage() . "&lt;/p&gt;"</text:p>
      <text:p text:style-name="P4"><text:tab/><text:tab/>pie();</text:p>
      <text:p text:style-name="P4"><text:tab/><text:tab/>exit(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2-13T18:37:50.771000000</meta:print-date>
    <dc:date>2015-02-13T18:38:31.050000000</dc:date>
    <meta:editing-duration>PT6M32S</meta:editing-duration>
    <meta:editing-cycles>1</meta:editing-cycles>
    <meta:document-statistic meta:table-count="0" meta:image-count="0" meta:object-count="0" meta:page-count="2" meta:paragraph-count="47" meta:word-count="159" meta:character-count="1265" meta:non-whitespace-character-count="1092"/>
    <meta:generator>LibreOffice/4.3.5.2$Windows_x86 LibreOffice_project/3a87456aaa6a95c63eea1c1b3201acedf0751bd5</meta:generator>
  </office:meta>
</office:document-meta>
</file>